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na attiva VBE = 0.7 Saturazione VBE = 0.8 VCE = 0.2 Ic = hfe*Ib Per verificare se sta in saturazione, si ipotizza che stia in saturazione, usando i valori di essa. Poi si calcola Ib normale con la formula dell'HFE, e si confronta. Ic vale sempre. VBB = Rb*Ib + VBE. VCC = Rc*Ic + VCE. Se l'alimentazione è la stessa, e la corrente si divide dopo la prima resistenza, si usa: VCC = Rc*(Ib+Ic)+ Rb*Ib + VBE.</text:p>
      <text:p text:style-name="Standard"><text:soft-page-break/><text:s/>VCC = Rc*(Ib+Ic)+VCE. Asse X = VCC. Asse Y = VCC / RC. Punto di lavoro coordinate X = VCE trovato con i calcoli. Coordinate Y = Ic trovato con i calco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399cm" fo:page-height="6.399cm" style:num-format="1" style:print-orientation="portrait" fo:margin-top="0.101cm" fo:margin-bottom="0.101cm" fo:margin-left="0.101cm" fo:margin-right="0.1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22S</meta:editing-duration>
    <meta:editing-cycles>5</meta:editing-cycles>
    <meta:generator>OpenOffice/4.1.2$Win32 OpenOffice.org_project/412m3$Build-9782</meta:generator>
    <dc:date>2015-11-23T22:52:26.14</dc:date>
    <dc:creator>Daniele Gargano</dc:creator>
    <meta:document-statistic meta:table-count="0" meta:image-count="0" meta:object-count="0" meta:page-count="2" meta:paragraph-count="2" meta:word-count="111" meta:character-count="561"/>
    <meta:user-defined meta:name="Info 1"/>
    <meta:user-defined meta:name="Info 2"/>
    <meta:user-defined meta:name="Info 3"/>
    <meta:user-defined meta:name="Info 4"/>
  </office:meta>
</office:document-meta>
</file>